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"/>
        <table:table-row table:style-name="ro1">
          <table:table-cell table:style-name="Default" office:value-type="string" calcext:value-type="string">
            <text:p>deltaT</text:p>
          </table:table-cell>
          <table:table-cell table:style-name="Default" office:value-type="string" calcext:value-type="string">
            <text:p>Maize</text:p>
          </table:table-cell>
          <table:table-cell table:style-name="Default" office:value-type="string" calcext:value-type="string">
            <text:p>Soybeans</text:p>
          </table:table-cell>
          <table:table-cell table:style-name="Default" office:value-type="string" calcext:value-type="string">
            <text:p>Cott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6.38" calcext:value-type="float">
            <text:p>-6.38</text:p>
          </table:table-cell>
          <table:table-cell office:value-type="float" office:value="-3.17" calcext:value-type="float">
            <text:p>-3.17</text:p>
          </table:table-cell>
          <table:table-cell office:value-type="float" office:value="-2.59" calcext:value-type="float">
            <text:p>-2.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4.87" calcext:value-type="float">
            <text:p>-14.87</text:p>
          </table:table-cell>
          <table:table-cell office:value-type="float" office:value="-8.89" calcext:value-type="float">
            <text:p>-8.89</text:p>
          </table:table-cell>
          <table:table-cell office:value-type="float" office:value="-8.34" calcext:value-type="float">
            <text:p>-8.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4.76" calcext:value-type="float">
            <text:p>-24.76</text:p>
          </table:table-cell>
          <table:table-cell office:value-type="float" office:value="-16.98" calcext:value-type="float">
            <text:p>-16.98</text:p>
          </table:table-cell>
          <table:table-cell office:value-type="float" office:value="-16.3" calcext:value-type="float">
            <text:p>-16.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35.3" calcext:value-type="float">
            <text:p>-35.3</text:p>
          </table:table-cell>
          <table:table-cell office:value-type="float" office:value="-26.88" calcext:value-type="float">
            <text:p>-26.88</text:p>
          </table:table-cell>
          <table:table-cell office:value-type="float" office:value="-25.48" calcext:value-type="float">
            <text:p>-25.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45.75" calcext:value-type="float">
            <text:p>-45.75</text:p>
          </table:table-cell>
          <table:table-cell office:value-type="float" office:value="-37.66" calcext:value-type="float">
            <text:p>-37.66</text:p>
          </table:table-cell>
          <table:table-cell office:value-type="float" office:value="-35.61" calcext:value-type="float">
            <text:p>-35.6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55.88" calcext:value-type="float">
            <text:p>-55.88</text:p>
          </table:table-cell>
          <table:table-cell office:value-type="float" office:value="-48.82" calcext:value-type="float">
            <text:p>-48.82</text:p>
          </table:table-cell>
          <table:table-cell office:value-type="float" office:value="-46.72" calcext:value-type="float">
            <text:p>-46.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65.19" calcext:value-type="float">
            <text:p>-65.19</text:p>
          </table:table-cell>
          <table:table-cell office:value-type="float" office:value="-59.16" calcext:value-type="float">
            <text:p>-59.16</text:p>
          </table:table-cell>
          <table:table-cell office:value-type="float" office:value="-58.28" calcext:value-type="float">
            <text:p>-58.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73.42" calcext:value-type="float">
            <text:p>-73.42</text:p>
          </table:table-cell>
          <table:table-cell office:value-type="float" office:value="-68.18" calcext:value-type="float">
            <text:p>-68.18</text:p>
          </table:table-cell>
          <table:table-cell office:value-type="float" office:value="-69.08" calcext:value-type="float">
            <text:p>-69.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80.26" calcext:value-type="float">
            <text:p>-80.26</text:p>
          </table:table-cell>
          <table:table-cell office:value-type="float" office:value="-75.66" calcext:value-type="float">
            <text:p>-75.66</text:p>
          </table:table-cell>
          <table:table-cell office:value-type="float" office:value="-78.08" calcext:value-type="float">
            <text:p>-78.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85.86" calcext:value-type="float">
            <text:p>-85.86</text:p>
          </table:table-cell>
          <table:table-cell office:value-type="float" office:value="-81.69" calcext:value-type="float">
            <text:p>-81.69</text:p>
          </table:table-cell>
          <table:table-cell office:value-type="float" office:value="-85.06" calcext:value-type="float">
            <text:p>-85.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Gabriel Abrahao</meta:initial-creator>
    <meta:creation-date>2020-03-26T19:49:31.014000000</meta:creation-date>
    <dc:date>2020-03-26T19:55:05.559000000</dc:date>
    <dc:creator>Gabriel Abrahao</dc:creator>
    <meta:editing-duration>PT5M33S</meta:editing-duration>
    <meta:editing-cycles>3</meta:editing-cycles>
    <meta:generator>LibreOffice/6.3.3.2$Windows_X86_64 LibreOffice_project/a64200df03143b798afd1ec74a12ab50359878ed</meta:generator>
    <meta:document-statistic meta:table-count="1" meta:cell-count="44" meta:object-count="0"/>
  </office:meta>
</office:document-meta>
</file>